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iteUriComponentsContributorTests.handleRequest( @ RequestParam String p1 , String p2 , @ RequestHeader String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positeUriComponentsContributorTests.suppor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positeUriComponentsContributorTests.hasContribu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